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style:font-weight-complex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  <style:style style:name="P10" style:parent-style-name="Standard" style:family="paragraph">
      <style:text-properties fo:font-weight="bold" style:font-weight-asian="bold"/>
    </style:style>
    <style:style style:name="T11" style:parent-style-name="DefaultParagraphFont" style:family="text">
      <style:text-properties style:text-position="super 66.6%"/>
    </style:style>
    <style:style style:name="T1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</office:automatic-styles>
  <office:body>
    <office:text text:use-soft-page-breaks="true">
      <text:p text:style-name="P1">Agenda for meeting 3:</text:p>
      <text:p text:style-name="Standard"/>
      <text:p text:style-name="Standard">Date:<text:tab/>13<text:span text:style-name="T2">th</text:span><text:s/>June<text:s/>2016</text:p>
      <text:p text:style-name="Standard">Time:<text:tab/>10:00</text:p>
      <text:p text:style-name="Standard">Place:<text:tab/>Labs</text:p>
      <text:p text:style-name="Standard"/>
      <text:p text:style-name="Standard">Attendees: M Smuts, V Dia</text:p>
      <text:p text:style-name="Standard"/>
      <text:p text:style-name="P3">Project Brain:<text:s/></text:p>
      <text:p text:style-name="P4"/>
      <text:p text:style-name="P5">Item 1</text:p>
      <text:p text:style-name="P6">Discuss and agree the proposal to be submitted to RK</text:p>
      <text:p text:style-name="Standard"/>
      <text:p text:style-name="P7">Item 2</text:p>
      <text:p text:style-name="Standard">Discuss game ideas and agree an approach</text:p>
      <text:p text:style-name="Standard"/>
      <text:p text:style-name="P8">Item 3</text:p>
      <text:p text:style-name="Standard">Agree a set of assets and order them by priority</text:p>
      <text:p text:style-name="Standard"/>
      <text:p text:style-name="P9">Item 4</text:p>
      <text:p text:style-name="Standard">Agree a test mechanic so that we can assess the Oculus and Unity</text:p>
      <text:p text:style-name="Standard"/>
      <text:p text:style-name="P10">Item 5</text:p>
      <text:p text:style-name="Standard">Agree agenda items for 14<text:span text:style-name="T11">th</text:span><text:s/>Meeting</text:p>
      <text:p text:style-name="Standard"/>
      <text:p text:style-name="Standard">AOB</text:p>
      <text:p text:style-name="Standard"/>
      <text:p text:style-name="Standard"/>
      <text:p text:style-name="Standard"><text:span text:style-name="T12">Errors and Omissions – please let me know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ke</meta:initial-creator>
    <dc:creator>Michiel Smuts</dc:creator>
    <meta:creation-date>2016-06-12T16:16:00Z</meta:creation-date>
    <dc:date>2016-06-12T16:21:00Z</dc:date>
    <meta:template xlink:href="Normal" xlink:type="simple"/>
    <meta:editing-cycles>3</meta:editing-cycles>
    <meta:editing-duration>PT360S</meta:editing-duration>
    <meta:document-statistic meta:page-count="1" meta:paragraph-count="1" meta:word-count="66" meta:character-count="444" meta:row-count="3" meta:non-whitespace-character-count="379"/>
  </office:meta>
</office:document-meta>
</file>